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Files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ynamicFiles.and( Iterable &lt; F &gt;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Files.DynamicFiles( Map &lt; String , F &gt;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Files.get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File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Files.and( DynamicFiles &lt; F &gt;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Files.getSingle( Predicate &lt; F &gt;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Files.ge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File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Files.and( F [ ]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Files.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Files.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Fil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Fil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